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5DE000002D0D1BC856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40pt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style:font-name="Verdana" fo:font-size="40pt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style:font-name="Verdana" fo:font-size="40pt" style:font-size-asian="40pt" style:font-size-complex="4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s1" text:anchor-type="paragraph" svg:width="17cm" svg:height="8.147cm" draw:z-index="0"><draw:image xlink:href="Pictures/10000201000005DE000002D0D1BC8569.png" xlink:type="simple" xlink:show="embed" xlink:actuate="onLoad"/></draw:frame></text:p>
      <text:p text:style-name="P2">Conférence </text:p>
      <text:p text:style-name="P2">« Git »</text:p>
      <text:p text:style-name="P2"/>
      <text:p text:style-name="P2">Amphithéâtre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el Randy</meta:initial-creator>
    <meta:creation-date>2012-10-30T22:02:08</meta:creation-date>
    <dc:date>2012-11-16T17:52:46</dc:date>
    <dc:creator>Mikael Randy</dc:creator>
    <meta:editing-duration>PT1M48S</meta:editing-duration>
    <meta:editing-cycles>2</meta:editing-cycles>
    <meta:generator>LibreOffice/3.4$Unix LibreOffice_project/340m1$Build-302</meta:generator>
    <meta:document-statistic meta:table-count="0" meta:image-count="1" meta:object-count="0" meta:page-count="1" meta:paragraph-count="3" meta:word-count="5" meta:character-count="31" meta:non-whitespace-character-count="27"/>
  </office:meta>
</office:document-meta>
</file>